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1019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4.71pt" fo:break-before="auto" style:use-optimal-row-height="true"/>
    </style:style>
    <style:style style:name="ro3" style:family="table-row">
      <style:table-row-properties style:row-height="28.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asure Uni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Numérique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morbidite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présence de maladies associé cardiaque ou vasculaire tel que l'hypertension arterielle …Et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uree_Traitement_Medical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b mois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orteur_Sonde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est ce que la patient a une sonde urinaire avant l'intervention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IPSS</text:p>
          </table:table-cell>
          <table:table-cell table:style-name="ce2" office:value-type="string" calcext:value-type="string">
            <text:p>Numérique</text:p>
          </table:table-cell>
          <table:table-cell table:style-name="ce2"/>
          <table:table-cell table:style-name="ce2" office:value-type="string" calcext:value-type="string">
            <text:p>international prostatic syptome score PRE OPERATOIRE = plus il est elevé plus le patient est gené</text:p>
            <text:p>0 - 7 .......... Peu symptomatique</text:p>
            <text:p>7 - 19 ........ Modérément symptomatique</text:p>
            <text:p>20 - 35....... Symptomes sévères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QoL</text:p>
          </table:table-cell>
          <table:table-cell table:style-name="ce2" office:value-type="string" calcext:value-type="string">
            <text:p>Catégorique ordonné</text:p>
          </table:table-cell>
          <table:table-cell table:style-name="ce2"/>
          <table:table-cell table:style-name="ce2" office:value-type="string" calcext:value-type="string">
            <text:p>score de qualité de vie PRE OPERATOIRE = plus il est elevé plus le patient est insatisfait</text:p>
            <text:p>De 1 à 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max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/sec</text:p>
          </table:table-cell>
          <table:table-cell table:style-name="ce2" office:value-type="string" calcext:value-type="string">
            <text:p>débit maximal urinaire PRE OPERATOIRE = plus il est elevé, plus la miciton est de bonne qualit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SA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g/ml</text:p>
          </table:table-cell>
          <table:table-cell table:style-name="ce2" office:value-type="string" calcext:value-type="string">
            <text:p>Taux d'antigène prostatique dans le sa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olume_Prostatique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sidu_post_mictionnel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residu post mictionnel = quantité d'urine retrouvé dans vessie après une miction, à l'état normal elle est de 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Indication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Retention Vésicale Aigue, 2-echec du traitement medical, 3-Retention Vesicale Chronique, 4- Insuffisance Rénale, 5-Lithiase Vésicale, 6-diverticule, 7-hematurie, 8-infec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nesthésie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Anesthésie loco-régionale <text:s/>2-Anésthésie Général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venement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evenement hémodynamique pendant l'intervention = perturbation de la tension arterielle durant l'intervention</text:p>
            <text:p>0-non, 1-hypotension, 2-bradycardie, 3-malaise vagu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chnique</text:p>
          </table:table-cell>
          <table:table-cell table:style-name="ce2" office:value-type="string" calcext:value-type="string">
            <text:p>Catégorique</text:p>
          </table:table-cell>
          <table:table-cell table:style-name="ce2"/>
          <table:table-cell table:style-name="ce2" office:value-type="string" calcext:value-type="string">
            <text:p>1-RTUP-B, 2-VBBP-S, 3-Vap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ansfusion</text:p>
          </table:table-cell>
          <table:table-cell table:style-name="ce2" office:value-type="string" calcext:value-type="string">
            <text:p>bool</text:p>
          </table:table-cell>
          <table:table-cell table:style-name="ce2"/>
          <table:table-cell table:style-name="ce2" office:value-type="string" calcext:value-type="string">
            <text:p>si oui ou non le patient a eu une transfusion pendant l'interven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s_OP</text:p>
          </table:table-cell>
          <table:table-cell table:style-name="ce2" office:value-type="string" calcext:value-type="string">
            <text:p>Numérique</text:p>
          </table:table-cell>
          <table:table-cell table:style-name="ce2"/>
          <table:table-cell table:style-name="ce2" office:value-type="string" calcext:value-type="string">
            <text:p>temps opératoir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Volume_Reseque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Volume d'ablation de l'organe</text:p>
            <text:p>m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lai_ablation</text:p>
          </table:table-cell>
          <table:table-cell table:style-name="ce2" office:value-type="string" calcext:value-type="string">
            <text:p>Numérique</text:p>
          </table:table-cell>
          <table:table-cell table:style-name="ce2" office:value-type="string" calcext:value-type="string">
            <text:p>Nb jours</text:p>
          </table:table-cell>
          <table:table-cell table:style-name="ce2" office:value-type="string" calcext:value-type="string">
            <text:p>délai d'ablation de la sonde urinaire après l'interven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aillotage</text:p>
          </table:table-cell>
          <table:table-cell table:style-name="ce2" office:value-type="string" calcext:value-type="string">
            <text:p>bool</text:p>
          </table:table-cell>
          <table:table-cell table:style-name="ce2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prise_Bloc</text:p>
          </table:table-cell>
          <table:table-cell table:style-name="ce2" office:value-type="string" calcext:value-type="string">
            <text:p>bool</text:p>
          </table:table-cell>
          <table:table-cell table:style-name="ce2"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/>
          <table:table-cell office:value-type="string" calcext:value-type="string">
            <text:p>1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3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3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3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6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6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6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9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9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9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2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2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2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5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5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5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8M_IPS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8M_QoL</text:p>
          </table:table-cell>
          <table:table-cell office:value-type="string" calcext:value-type="string">
            <text:p>Catégorique ordonné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8M_Qmax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E2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4:19:57.236649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11:28.099418326</meta:creation-date>
    <dc:date>2017-12-21T19:21:43.461673745</dc:date>
    <meta:editing-duration>PT6H44M22S</meta:editing-duration>
    <meta:editing-cycles>7</meta:editing-cycles>
    <meta:generator>LibreOffice/5.0.6.2$Linux_X86_64 LibreOffice_project/00$Build-2</meta:generator>
    <dc:creator>Fabrice Sougey</dc:creator>
    <meta:document-statistic meta:table-count="1" meta:cell-count="128" meta:object-count="0"/>
  </office:meta>
</office:document-meta>
</file>